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9.525cm" style:use-optimal-column-width="true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9.97479166666667cm" style:use-optimal-column-width="true"/>
    </style:style>
    <style:style style:name="co14" style:family="table-column">
      <style:table-column-properties fo:break-before="auto" style:column-width="20.42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2.69791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7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8</text:p>
          </table:table-cell>
          <table:table-cell office:value-type="string" table:style-name="ce5">
            <text:p>The unit net amount of a line may have at most 4 fraction digits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16379" table:style-name="ce4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office:value-type="string" table:style-name="ce2">
            <text:p>Obsolete?</text:p>
          </table:table-cell>
          <table:table-cell table:number-columns-repeated="16379" table:style-name="ce2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cac:InvoiceLine) &lt; 999</text:p>
          </table:table-cell>
          <table:table-cell table:style-name="ce5"/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table:style-name="ce5"/>
          <table:table-cell table:number-columns-repeated="1638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cbc:Note)</text:p>
          </table:table-cell>
          <table:table-cell table:number-columns-repeated="1638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cac:PaymentMeans/cac:PayeeFinancialAccount/cbc:ID) = 1</text:p>
          </table:table-cell>
          <table:table-cell table:style-name="ce5"/>
          <table:table-cell table:number-columns-repeated="16380" table:style-name="ce8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string(number(//cac:OrderReference/cbc:ID)) != 'NaN')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cac:PaymentTerms/cac:SettlementPeriod) &lt;= 2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cbc:SettlementDiscountPercent)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cac:Attachment/cbc:EmbeddedDocumentBinaryObject)</text:p>
          </table:table-cell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cac:AdditionalDocumentReference/cac:Attachment/cbc:EmbeddedDocumentBinaryObject) &lt;= 20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cac:AdditionalDocumentReference/cac:Attachment/cbc:EmbeddedDocumentBinaryObject/text(),'')) * 3 div 4 &lt;= 15728640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table:style-name="ce5"/>
          <table:table-cell table:number-columns-repeated="1020" table:style-name="ce4"/>
          <table:table-cell table:number-columns-repeated="15360" table:style-name="ce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cac:PaymentMeans/cac:PayeeFinancialAccount/cbc:ID) &gt;= 1</text:p>
          </table:table-cell>
          <table:table-cell table:style-name="ce5"/>
          <table:table-cell table:number-columns-repeated="1020" table:style-name="ce4"/>
          <table:table-cell table:number-columns-repeated="15360" table:style-name="ce8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8</text:p>
          </table:table-cell>
          <table:table-cell office:value-type="string" table:style-name="ce5">
            <text:p>matches(cac:Price/cbc:PriceAmount/text(),"^[-+]?[0-9]*(\.[0-9]{0,4})?$")</text:p>
          </table:table-cell>
          <table:table-cell office:value-type="string" table:style-name="ce5">
            <text:p>(cac:Price/cbc:PriceAmount)</text:p>
          </table:table-cell>
          <table:table-cell table:number-columns-repeated="1020" table:style-name="ce4"/>
          <table:table-cell table:number-columns-repeated="1536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5">
            <text:p>/ubl:Invoice/cac:AccountingSupplierParty/cac:Party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5">
            <text:p>/ubl:Invoice/cac:InvoiceLine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5">
            <text:p>/ubl:Invoice/cac:PaymentTerms</text:p>
          </table:table-cell>
          <table:table-cell table:style-name="ce5"/>
          <table:table-cell table:number-columns-repeated="16380" table:style-name="ce8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tachments</text:p>
          </table:table-cell>
          <table:table-cell office:value-type="string" table:style-name="ce5">
            <text:p>/ubl:Invoice/cac:AdditionalDocumentReference</text:p>
          </table:table-cell>
          <table:table-cell table:style-name="ce5"/>
          <table:table-cell table:number-columns-repeated="16380" table:style-name="ce8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5"/>
          <table:table-cell table:number-columns-repeated="16380" table:style-name="ce8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1" table:number-columns-repeated="1019" table:default-cell-style-name="ce1"/>
        <table:table-column table:style-name="co7" table:number-columns-repeated="15359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7">
          <table:table-cell table:style-name="ce1"/>
          <table:table-cell office:value-type="string" table:style-name="ce8">
            <text:p>T10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9">
            <text:p>urn:oasis:names:specification:ubl:schema:xsd:Invoice-2</text:p>
          </table:table-cell>
          <table:table-cell office:value-type="string" table:style-name="ce1">
            <text:p>(/ubl:Invoice/cac:AccountingCustom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23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7-01-24T11:55:29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